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in" fo:margin-right="0in" fo:text-indent="0.4917in" style:auto-text-indent="false"/>
    </style:style>
    <style:style style:name="P3" style:family="paragraph" style:parent-style-name="Standard" style:master-page-name="Standard">
      <style:paragraph-properties fo:margin-left="1.4752in" fo:margin-right="0in" fo:text-indent="0in" style:auto-text-indent="false" style:page-number="1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5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jdgxs"/><text:span text:style-name="T1"><text:s text:c="11"/>ТЕХНИЧЕСКОЕ ЗАДАНИЕ</text:span> <text:s text:c="37"/><text:span text:style-name="T2">Team: </text:span><text:span text:style-name="T3">Чынгыз и Айпери</text:span></text:p>
      <text:p text:style-name="Standard"/>
      <text:p text:style-name="Standard"><text:span text:style-name="T2">Наименование проекта:</text:span><text:span text:style-name="T3"> </text:span>Онлайн платформа. ( findahost.kg or host.kg)</text:p>
      <text:p text:style-name="Standard"><text:span text:style-name="T2">Описание</text:span><text:span text:style-name="T4">:</text:span> Онлайн платформа для организаций, частных лиц и волонтеров, которая содержит базу объявлений и профилей. Также платформа дает возможность поиска хостов для волонтёров и волонтеров для хостов.</text:p>
      <text:p text:style-name="Standard"><text:span text:style-name="T2">Пример сайта.</text:span><text:span text:style-name="T3"> </text:span>https://www.workaway.info/</text:p>
      <text:p text:style-name="P4">Структура сайта</text:p>
      <text:p text:style-name="P1">Главное</text:p>
      <text:p text:style-name="Standard"><text:span text:style-name="T1"><text:tab/></text:span>Краткая информация о платформе (фото, slider)</text:p>
      <text:p text:style-name="Standard"><text:tab/>Последние новости о нас - <text:s/>Переход в раздел <text:span text:style-name="T1">Новости</text:span></text:p>
      <text:p text:style-name="Standard"><text:tab/>Ссылки на блог посты. – <text:span text:style-name="T1">Переход в раздел Блог.</text:span></text:p>
      <text:p text:style-name="Standard"><text:span text:style-name="T1"><text:tab/></text:span>Контакты </text:p>
      <text:p text:style-name="P1">Найти хоста</text:p>
      <text:p text:style-name="Standard"><text:span text:style-name="T1"><text:tab/></text:span>Список всех хостов и ссылки на профили. (Если хватит время можно разбить по категориям)</text:p>
      <text:p text:style-name="Standard"><text:tab/>Поиск хостов по имени.</text:p>
      <text:p text:style-name="Standard"><text:tab/><text:tab/></text:p>
      <text:p text:style-name="P1">Найти волонтера</text:p>
      <text:p text:style-name="Standard"><text:span text:style-name="T1"><text:tab/></text:span>Список волонтеров и ссылка на профили.</text:p>
      <text:p text:style-name="P2">Поиск хостов по имени.</text:p>
      <text:p text:style-name="P1">Новости</text:p>
      <text:p text:style-name="Standard"><text:span text:style-name="T1"><text:tab/></text:span>Объявления организации о мероприятиях, поиске волонтеров.</text:p>
      <text:p text:style-name="Standard"><text:tab/>Новости платформы.</text:p>
      <text:p text:style-name="P1">Блог </text:p>
      <text:p text:style-name="Standard"><text:span text:style-name="T1"><text:tab/></text:span>Список блог постов и ссылки на посты. <text:s/></text:p>
      <text:p text:style-name="Standard"><text:tab/>Фильтрация постов по дате. </text:p>
      <text:p text:style-name="P1"><text:tab/></text:p>
      <text:p text:style-name="P1">Регистрация</text:p>
      <text:p text:style-name="Standard"><text:span text:style-name="T1"><text:tab/></text:span>- Пользователь сможет зарегистрироваться от своего лица или же от организации. </text:p>
      <text:p text:style-name="P2">- Пользователь сможет зарегистрироваться как хост или же волонтер.</text:p>
      <text:p text:style-name="P1">Для авторизованных пользователей</text:p>
      <text:p text:style-name="P2">Просмотр профиля хостов и волонтеров.</text:p>
      <text:p text:style-name="P2"><text:soft-page-break/>Просмотр блога, комментариев. </text:p>
      <text:p text:style-name="P2">Возможность публиковать свои посты в разделе <text:span text:style-name="T1">Блог. (CRUD)</text:span></text:p>
      <text:p text:style-name="P2">Возможность оставлять комментарии. </text:p>
      <text:p text:style-name="P2">Возможность редактировать свой профиль.</text:p>
      <text:p text:style-name="P2">Возможность удалять свой профиль.</text:p>
      <text:p text:style-name="P1">Для авторизованных пользователей (Организация)</text:p>
      <text:p text:style-name="P2">Возможность для продвижения своих объявлений для рекрутки волонтеров.</text:p>
      <text:p text:style-name="P2">Презентация своей организации. (Профиль и ссылка на сайт организации)</text:p>
      <text:p text:style-name="P2">Возможность публиковать свои посты в разделе <text:span text:style-name="T1">Блог. (CRUD)</text:span></text:p>
      <text:p text:style-name="P2">Возможность оставлять комментарии. </text:p>
      <text:p text:style-name="P2">Возможность редактировать профиль.</text:p>
      <text:p text:style-name="P2">Возможность удалять профиль.</text:p>
      <text:p text:style-name="P1">Для неавторизованных пользователей</text:p>
      <text:p text:style-name="P2">Просмотр профиля хостов и волонтеров.</text:p>
      <text:p text:style-name="P2">Просмотр блога, комментариев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document-statistic meta:table-count="0" meta:image-count="0" meta:object-count="0" meta:page-count="2" meta:paragraph-count="44" meta:word-count="224" meta:character-count="1788" meta:non-whitespace-character-count="1532"/>
  </office:meta>
</office:document-meta>
</file>